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1" style:family="table-row">
      <style:table-row-properties style:min-row-height="0.4167in"/>
    </style:style>
    <style:style style:name="Table1.A1" style:family="table-cell">
      <style:table-cell-properties style:vertical-align="middle"/>
    </style:style>
    <style:style style:name="Table1.A2" style:family="table-cell">
      <style:table-cell-properties style:vertical-align="middle" fo:background-color="#fafafa">
        <style:background-image/>
      </style:table-cell-properties>
    </style:style>
    <style:style style:name="Table2" style:family="table">
      <style:table-properties style:width="6.925in" style:rel-width="100%" table:align="center"/>
    </style:style>
    <style:style style:name="Table2.A" style:family="table-column">
      <style:table-column-properties style:column-width="6.925in" style:rel-column-width="65535*"/>
    </style:style>
    <style:style style:name="Table3" style:family="table">
      <style:table-properties style:width="0.141in" table:align="left"/>
    </style:style>
    <style:style style:name="Table3.A" style:family="table-column">
      <style:table-column-properties style:column-width="0.141in"/>
    </style:style>
    <style:style style:name="Table3.A1" style:family="table-cell">
      <style:table-cell-properties style:vertical-align="middle" fo:padding="0.0625in" fo:border="none"/>
    </style:style>
    <style:style style:name="P1"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000000" fo:letter-spacing="normal" style:text-underline-style="solid" style:text-underline-width="auto" style:text-underline-color="font-color"/>
    </style:style>
    <style:style style:name="P2"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333333" fo:letter-spacing="normal" style:font-name-asian="Verdana" style:font-size-asian="10.5pt" style:font-style-asian="normal" style:font-weight-asian="normal"/>
    </style:style>
    <style:style style:name="P3" style:family="paragraph" style:parent-style-name="Text_20_body">
      <style:paragraph-properties fo:margin-left="0.6252in" fo:margin-right="0in" fo:margin-top="0in" fo:margin-bottom="0in" style:line-height-at-least="0.1874in" fo:orphans="2" fo:widows="2" fo:text-indent="-0.3335in" style:auto-text-indent="false"/>
      <style:text-properties fo:font-variant="normal" fo:text-transform="none" fo:color="#333333" fo:letter-spacing="normal" style:font-name-asian="Verdana" style:font-size-asian="9pt" style:font-style-asian="normal" style:font-weight-asian="normal"/>
    </style:style>
    <style:style style:name="P4" style:family="paragraph" style:parent-style-name="Text_20_body">
      <style:paragraph-properties fo:margin-left="0.6252in" fo:margin-right="0in" fo:margin-top="0in" fo:margin-bottom="0in" style:line-height-at-least="0.1874in" fo:orphans="2" fo:widows="2" fo:text-indent="-0.3335in" style:auto-text-indent="false"/>
      <style:text-properties fo:font-variant="normal" fo:text-transform="none" fo:color="#333333" fo:letter-spacing="normal"/>
    </style:style>
    <style:style style:name="P5" style:family="paragraph" style:parent-style-name="Text_20_body">
      <style:paragraph-properties fo:margin-left="0in" fo:margin-right="0in" fo:margin-top="0in" fo:margin-bottom="0in" style:line-height-at-least="0.1874in" fo:orphans="2" fo:widows="2" fo:text-indent="0.3335in" style:auto-text-indent="false"/>
      <style:text-properties fo:font-variant="normal" fo:text-transform="none" fo:color="#000000" fo:letter-spacing="normal" style:font-name-asian="Verdana" style:font-size-asian="12pt" style:font-style-asian="normal" style:font-weight-asian="normal"/>
    </style:style>
    <style:style style:name="P6" style:family="paragraph" style:parent-style-name="Text_20_body">
      <style:paragraph-properties fo:margin-left="0.5in" fo:margin-right="0in" fo:margin-top="0in" fo:margin-bottom="0in" style:line-height-at-least="0.1874in" fo:orphans="2" fo:widows="2" fo:text-indent="-0.25in" style:auto-text-indent="false"/>
      <style:text-properties fo:font-variant="normal" fo:text-transform="none" fo:color="#333333" fo:letter-spacing="normal"/>
    </style:style>
    <style:style style:name="P7" style:family="paragraph" style:parent-style-name="Text_20_body">
      <style:paragraph-properties fo:margin-left="0.25in" fo:margin-right="0in" fo:margin-top="0in" fo:margin-bottom="0in" style:line-height-at-least="0.1874in" fo:orphans="2" fo:widows="2" fo:text-indent="0in" style:auto-text-indent="false"/>
      <style:text-properties fo:font-variant="normal" fo:text-transform="none" fo:color="#000000" fo:letter-spacing="normal" style:font-name-asian="Verdana" style:font-size-asian="12pt" style:font-style-asian="normal" style:font-weight-asian="normal"/>
    </style:style>
    <style:style style:name="P8" style:family="paragraph" style:parent-style-name="Text_20_body">
      <style:paragraph-properties fo:margin-left="0.639in" fo:margin-right="0in" fo:margin-top="0in" fo:margin-bottom="0in" style:line-height-at-least="0.1874in" fo:orphans="2" fo:widows="2" fo:text-indent="-0.3055in" style:auto-text-indent="false"/>
      <style:text-properties fo:font-variant="normal" fo:text-transform="none" fo:color="#333333" fo:letter-spacing="normal"/>
    </style:style>
    <style:style style:name="P9" style:family="paragraph" style:parent-style-name="Text_20_body">
      <style:paragraph-properties fo:margin-left="0.5835in" fo:margin-right="0in" fo:margin-top="0in" fo:margin-bottom="0in" style:line-height-at-least="0.1874in" fo:orphans="2" fo:widows="2" fo:text-indent="-0.2917in" style:auto-text-indent="false"/>
      <style:text-properties fo:font-variant="normal" fo:text-transform="none" fo:color="#333333" fo:letter-spacing="normal" style:font-name-asian="Verdana" style:font-size-asian="12pt" style:font-style-asian="normal" style:font-weight-asian="normal"/>
    </style:style>
    <style:style style:name="P10" style:family="paragraph" style:parent-style-name="Text_20_body">
      <style:paragraph-properties fo:margin-left="0in" fo:margin-right="0in" fo:margin-top="0in" fo:margin-bottom="0in" style:line-height-at-least="0.1874in" fo:orphans="2" fo:widows="2" fo:text-indent="0.2917in" style:auto-text-indent="false"/>
      <style:text-properties fo:font-variant="normal" fo:text-transform="none" fo:color="#000000" fo:letter-spacing="normal" style:font-name-asian="Verdana" style:font-size-asian="12pt" style:font-style-asian="normal" style:font-weight-asian="normal"/>
    </style:style>
    <style:style style:name="P11" style:family="paragraph" style:parent-style-name="Text_20_body">
      <style:paragraph-properties fo:margin-left="0in" fo:margin-right="0in" fo:margin-top="0in" fo:margin-bottom="0in" style:line-height-at-least="0.1874in" fo:orphans="2" fo:widows="2" fo:text-indent="0.3744in" style:auto-text-indent="false"/>
      <style:text-properties fo:font-variant="normal" fo:text-transform="none" fo:color="#000000" fo:letter-spacing="normal" style:font-name-asian="Verdana" style:font-size-asian="10.5pt" style:font-style-asian="normal" style:font-weight-asian="normal"/>
    </style:style>
    <style:style style:name="P12" style:family="paragraph" style:parent-style-name="Text_20_body">
      <style:paragraph-properties fo:margin-left="0in" fo:margin-right="0in" fo:margin-top="0in" fo:margin-bottom="0in" style:line-height-at-least="0.1874in" fo:text-align="center" style:justify-single-word="false" fo:orphans="2" fo:widows="2" fo:text-indent="0in" style:auto-text-indent="false"/>
    </style:style>
    <style:style style:name="P13" style:family="paragraph" style:parent-style-name="Table_20_Contents">
      <style:text-properties fo:font-size="2pt" style:font-size-asian="2pt" style:font-size-complex="2pt"/>
    </style:style>
    <style:style style:name="P14" style:family="paragraph" style:parent-style-name="Table_20_Contents">
      <style:paragraph-properties style:line-height-at-least="0.1874in" fo:text-align="center" style:justify-single-word="false" fo:padding="0in" fo:border="none"/>
    </style:style>
    <style:style style:name="P15" style:family="paragraph" style:parent-style-name="Table_20_Contents">
      <style:paragraph-properties style:line-height-at-least="0.1874in" fo:text-align="center" style:justify-single-word="false" fo:padding="0in" fo:border="none"/>
      <style:text-properties fo:color="#333333"/>
    </style:style>
    <style:style style:name="P16" style:family="paragraph" style:parent-style-name="Table_20_Contents">
      <style:paragraph-properties fo:margin-top="0in" fo:margin-bottom="0.1965in" style:line-height-at-least="0.1874in"/>
      <style:text-properties fo:color="#333333" style:font-name-asian="Verdana" style:font-size-asian="9pt"/>
    </style:style>
    <style:style style:name="P17" style:family="paragraph" style:parent-style-name="Table_20_Contents">
      <style:paragraph-properties fo:margin-top="0in" fo:margin-bottom="0.1965in" style:line-height-at-least="0.1874in"/>
      <style:text-properties fo:color="#333333"/>
    </style:style>
    <style:style style:name="T1" style:family="text">
      <style:text-properties fo:color="#000000"/>
    </style:style>
    <style:style style:name="T2" style:family="text">
      <style:text-properties fo:color="#000000" style:font-size-asian="12pt"/>
    </style:style>
    <style:style style:name="T3" style:family="text">
      <style:text-properties fo:color="#000000" style:font-size-asian="12pt" style:language-asian="en" style:country-asian="US"/>
    </style:style>
    <style:style style:name="T4" style:family="text">
      <style:text-properties fo:color="#000000" style:language-asian="en" style:country-asian="US"/>
    </style:style>
    <style:style style:name="T5" style:family="text">
      <style:text-properties fo:color="#000000" style:font-name-asian="Verdana" style:font-size-asian="12pt" style:language-asian="en" style:country-asian="US" style:font-style-asian="normal" style:font-weight-asian="normal"/>
    </style:style>
    <style:style style:name="T6" style:family="text">
      <style:text-properties fo:color="#000000" style:font-name-asian="Verdana" style:font-size-asian="12pt" style:font-style-asian="normal" style:font-weight-asian="normal"/>
    </style:style>
    <style:style style:name="T7" style:family="text">
      <style:text-properties fo:color="#000000" style:font-name-asian="Verdana" style:font-size-asian="9pt" style:language-asian="en" style:country-asian="US" style:font-style-asian="normal" style:font-weight-asian="normal"/>
    </style:style>
    <style:style style:name="T8" style:family="text">
      <style:text-properties fo:color="#000000" style:font-name="Verdana" fo:font-size="12pt" fo:language="en" fo:country="US" fo:font-style="normal" fo:font-weight="normal"/>
    </style:style>
    <style:style style:name="T9" style:family="text">
      <style:text-properties fo:color="#000000" fo:font-weight="bold" fo:background-color="#ffff00" style:font-name-asian="Verdana" style:font-size-asian="12pt" style:font-style-asian="normal" style:font-weight-asian="bold" style:font-weight-complex="bold"/>
    </style:style>
    <style:style style:name="T10" style:family="text">
      <style:text-properties style:font-name="Verdana" fo:font-size="10.5pt" fo:language="en" fo:country="US" fo:font-style="normal" fo:font-weight="normal"/>
    </style:style>
    <style:style style:name="T11" style:family="text">
      <style:text-properties style:font-name="Verdana" fo:font-size="9pt"/>
    </style:style>
    <style:style style:name="T12" style:family="text">
      <style:text-properties style:font-name-asian="Verdana" style:font-size-asian="10.5pt" style:font-style-asian="normal" style:font-weight-asian="normal"/>
    </style:style>
    <style:style style:name="T13" style:family="text">
      <style:text-properties style:font-name-asian="Verdana" style:font-size-asian="9pt"/>
    </style:style>
    <style:style style:name="T14" style:family="text">
      <style:text-properties fo:color="#333333" style:font-name="Verdana" fo:font-size="9pt" style:font-name-asian="Verdana" style:font-size-asian="9pt" style:font-name-complex="Verdana" style:font-size-complex="9pt"/>
    </style:style>
    <style:style style:name="T15" style:family="text">
      <style:text-properties fo:color="#ff9900" style:font-name-asian="Verdana" style:font-size-asian="9pt"/>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able:table table:name="Table1" table:style-name="Table1">
        <table:table-column table:style-name="Table1.A"/>
        <table:table-row table:style-name="Table1.1">
          <table:table-cell table:style-name="Table1.A1" office:value-type="string">
            <text:p text:style-name="P14"><text:span text:style-name="Strong_20_Emphasis"><text:span text:style-name="T15">博士硕士评阅意见模板</text:span></text:span></text:p>
          </table:table-cell>
        </table:table-row>
        <table:table-row>
          <table:table-cell table:style-name="Table1.A2" office:value-type="string">
            <text:p text:style-name="P15"><text:span text:style-name="T11">[ </text:span><text:span text:style-name="T13">作者：研究生部 </text:span><text:span text:style-name="T11">| </text:span><text:span text:style-name="T13">转贴自：本站原创 </text:span><text:span text:style-name="T11">| </text:span><text:span text:style-name="T13">点击数：</text:span><text:span text:style-name="T11">4035 | </text:span><text:span text:style-name="T13">更新时间：</text:span><text:span text:style-name="T11">2005-9-12 | </text:span><text:span text:style-name="T13">文章录入：</text:span><text:span text:style-name="T11">admin ]</text:span></text:p>
            <table:table table:name="Table2" table:style-name="Table2">
              <table:table-column table:style-name="Table2.A"/>
              <table:table-row>
                <table:table-cell office:value-type="string">
                  <text:p text:style-name="P17"><draw:frame draw:style-name="fr1" draw:name="Frame1" text:anchor-type="paragraph" svg:width="0.1409in" draw:z-index="0"><draw:text-box fo:min-height="0in"><table:table table:name="Table3" table:style-name="Table3"><table:table-column table:style-name="Table3.A"/><table:table-row><table:table-cell table:style-name="Table3.A1" office:value-type="string"><text:p text:style-name="P13"/></table:table-cell></table:table-row></table:table></draw:text-box></draw:frame>      </text:p>
                  <text:p text:style-name="P17">      <text:span text:style-name="T13">在近年来所内论文送审过程中，我们发觉年青导师的评阅意见写得过于简单。一般评阅意见应包括以下几部分：</text:span><text:span text:style-name="T11">1</text:span><text:span text:style-name="T13">、选题意义；</text:span><text:span text:style-name="T11">2</text:span><text:span text:style-name="T13">、论文的学术水平、创新之处；</text:span><text:span text:style-name="T11">3</text:span><text:span text:style-name="T13">、文献资料的掌握，所用资料、实验结果和计算数据的可靠性，</text:span><text:span text:style-name="T11">4</text:span><text:span text:style-name="T13">、写作水平；</text:span><text:span text:style-name="T11">5</text:span><text:span text:style-name="T13">、存在的问题和不足之处；</text:span><text:span text:style-name="T11">6</text:span><text:span text:style-name="T13">、结论性意见。</text:span><text:span text:style-name="T11"><text:line-break/></text:span><text:span text:style-name="T13">现提供几个样本，供老师们参考。</text:span></text:p>
                  <text:p text:style-name="P16">博士生评阅意见样本</text:p>
                  <text:p text:style-name="P16">博士学位论文的基本要求</text:p>
                  <text:p text:style-name="P17"><text:span text:style-name="T13">一、基本要求</text:span><text:span text:style-name="T11"><text:line-break/>      </text:span><text:span text:style-name="T13">学位论文必须是一篇（或由一组论文组成的一篇）系统的、完整的学术论文。学位论文应是学位申请者本人在导师的指导下独立完成的研究成果，不得抄袭和剽窃他人成果。学位论文的学术观点必须明确，且逻辑严谨，文字通畅。</text:span><text:span text:style-name="T11"><text:line-break/></text:span><text:span text:style-name="T13">博士学位论文要选择在国际上属于学科前沿的课题或对国家经济建设和社会发展有重要意义的课题，要突出论文在科学和专门技术上的创新性和先进性，并能表明作者在本门学科上掌握了坚实宽广的基础理论和系统深入的专门知识，具有独立从事科学研究工作的能力。</text:span></text:p>
                  <text:p text:style-name="P17"> </text:p>
                  <text:p text:style-name="P17"><text:span text:style-name="T13">样本</text:span><text:span text:style-name="T11">1<text:line-break/>      </text:span><text:span text:style-name="T13">半导体芯片特别是</text:span><text:span text:style-name="T11">CPU</text:span><text:span text:style-name="T13">的设计制造技术是信息产业的基础，具有重要战略意义。针对半导体工艺技术的进展，研究巨大规模片上系统，属国际前沿课题。论文研究选题无疑具有重要的理论意义和实用价值。</text:span><text:span text:style-name="T11"><text:line-break/></text:span><text:span text:style-name="T13">论文回顾了半导体和微处理器技术的发展历史，对主流微处理器的体系结构进行了评述，预测了发展趋势。围绕巨大规模处理器系统的设计和实现技术进行了深入研究，取得的重要结果和创新如下：</text:span></text:p>
                  <text:p text:style-name="P17"><text:span text:style-name="T11">1</text:span><text:span text:style-name="T13">、提出了一种单芯片多处理器共享多端口数据</text:span><text:span text:style-name="T11">CACHE</text:span><text:span text:style-name="T13">的系统结构：</text:span><text:span text:style-name="T11">SMPDCA</text:span><text:span text:style-name="T13">。该结构能充分发挥片上系统的性能优势；</text:span></text:p>
                  <text:p text:style-name="P17"><text:span text:style-name="T11">2</text:span><text:span text:style-name="T13">、给出了</text:span><text:span text:style-name="T11">SMPDCA</text:span><text:span text:style-name="T13">的结构模型，定义了该结构的各功能模块，讨论并指明了该结构需突破的关键技术；</text:span></text:p>
                  <text:p text:style-name="P17"><text:span text:style-name="T11">3</text:span><text:span text:style-name="T13">、提出了一种用交叉存取</text:span><text:span text:style-name="T11">CACHE</text:span><text:span text:style-name="T13">来实现多端口</text:span><text:span text:style-name="T11">CACHE</text:span><text:span text:style-name="T13">的方法，分析了三种映象策略。得出了用高传交叉的方法来定位共享数据的端口，能有效减少共享数据</text:span><text:span text:style-name="T11">CACHE</text:span><text:span text:style-name="T13">端口冲突的重要结论。</text:span></text:p>
                  <text:p text:style-name="P17"><text:span text:style-name="T11">4</text:span><text:span text:style-name="T13">、利用共享主存多处理器系统模拟器</text:span><text:span text:style-name="T11">RSIM</text:span><text:span text:style-name="T13">对</text:span><text:span text:style-name="T11">SMPDCA</text:span><text:span text:style-name="T13">结构进行了详细性能模拟分析。结果表明，采用多处理器共享</text:span><text:span text:style-name="T11">CACHE</text:span><text:span text:style-name="T13">的体系结构，具有明显的性能优势。</text:span></text:p>
                  <text:p text:style-name="P17"><text:span text:style-name="T11">5</text:span><text:span text:style-name="T13">、研究了</text:span><text:span text:style-name="T11">SMPDCA</text:span><text:span text:style-name="T13">结构的硬件实现代价问题。通过</text:span><text:span text:style-name="T11">MIPSR10000</text:span><text:span text:style-name="T13">处理器的对照计算和性能模拟比较，证实了该结构的有效性和可行性。</text:span></text:p>
                  <text:p text:style-name="P17"><text:span text:style-name="T11">6</text:span><text:span text:style-name="T13">、研究了</text:span><text:span text:style-name="T11">SMPDCA</text:span><text:span text:style-name="T13">结构的共享数据</text:span><text:span text:style-name="T11">CACHE</text:span><text:span text:style-name="T13">的带宽问题，提出了颇具特色的快速命中缓冲区方法，在保证性能的前提下，简化了硬件。</text:span><text:span text:style-name="T11"><text:line-break/></text:span><text:span text:style-name="T13">论文工作表明，作者掌握了本学科坚实宽广的基础理论和系统深入的专门知识。论文涉及知识面广，难度和工作量大，反映了作者独立科研工作能力强。论文结构严谨、条理清晰、文字通顺，有创新，是一篇优秀的博士论文，同意进行博士学位答辩。</text:span></text:p>
                  <text:p text:style-name="P17"><text:span text:style-name="T13">结论：同意答辩。</text:span><text:span text:style-name="T11"><text:line-break/></text:span><text:soft-page-break/><text:span text:style-name="T11"> </text:span></text:p>
                  <text:p text:style-name="P17"><text:span text:style-name="T11"><text:line-break/></text:span><text:span text:style-name="T13">样本</text:span><text:span text:style-name="T11">2</text:span></text:p>
                  <text:p text:style-name="P16">一、本文工作内容包括：</text:p>
                  <text:p text:style-name="P17"><text:span text:style-name="T11">1</text:span><text:span text:style-name="T13">、在不经意传输协议的一种设计中，利用了椭圆曲线离散对数问题提供加解密，提出可用零知识证明和位承诺协议，防范恶意参与者；</text:span></text:p>
                  <text:p text:style-name="P17"><text:span text:style-name="T11">2</text:span><text:span text:style-name="T13">、在合同签订协议的一种设计中，提出承诺子协议，不经意传输子协议，承诺公开子协议，等价性证明子协议，试图解决公开性问题；</text:span></text:p>
                  <text:p text:style-name="P17"><text:span text:style-name="T11">3</text:span><text:span text:style-name="T13">、在商品服务器模型下，提出私有信息共享的一种改进方法，和秘密共享协议的一种设计；</text:span></text:p>
                  <text:p text:style-name="P17"><text:span text:style-name="T11">4</text:span><text:span text:style-name="T13">、在</text:span><text:span text:style-name="T11">IDS</text:span><text:span text:style-name="T13">应用领域，提出可用秘密共享协议解决数据保护问题的一种实现方法，和</text:span><text:span text:style-name="T11">IDS</text:span><text:span text:style-name="T13">规则库在线更新的安全协议的应用。</text:span></text:p>
                  <text:p text:style-name="P17"><text:span text:style-name="T11"><text:line-break/></text:span><text:span text:style-name="T13">二、论文的主要创新点：</text:span></text:p>
                  <text:p text:style-name="P17"><text:span text:style-name="T11">1</text:span><text:span text:style-name="T13">、合同签订协议的四个子协议的设计；</text:span></text:p>
                  <text:p text:style-name="P17"><text:span text:style-name="T11">2</text:span><text:span text:style-name="T13">、基本安全协议在</text:span><text:span text:style-name="T11">IDS</text:span><text:span text:style-name="T13">领域的若干运用。</text:span></text:p>
                  <text:p text:style-name="P17"><text:span text:style-name="T11"><text:line-break/></text:span><text:span text:style-name="T13">三、论文总体上的不足</text:span></text:p>
                  <text:p text:style-name="P17"><text:span text:style-name="T11">1</text:span><text:span text:style-name="T13">、论文章节标题太大，象教科书，应具体化，如第六章可改为“</text:span><text:span text:style-name="T11">IDS</text:span><text:span text:style-name="T13">中安全协议的设计与实现”；</text:span></text:p>
                  <text:p text:style-name="P17"><text:span text:style-name="T11">2</text:span><text:span text:style-name="T13">、博士论文应走完研究一个问题的完整过程，包括动机、设计、分析、实现、评价，本文的四个主要工作内容都停留在设计上，无法证明或评价自己工作的正确性或价值，如合同签订协议，没有分析，本协议为什么能解决已有的问题，会不会因为协议的复杂产生新问题，与其它协议设计比较，优缺点如何？</text:span></text:p>
                  <text:p text:style-name="P17"><text:span text:style-name="T11">3</text:span><text:span text:style-name="T13">、三和四、五和六章之间逻辑关系不强，联系太牵强，前面的方法在后面的应用上没有必然性，或体现好处的对比性，如合同签订协议为什么一定要用椭圆曲线加密算法？</text:span></text:p>
                  <text:p text:style-name="P17"><text:span text:style-name="T11">4</text:span><text:span text:style-name="T13">、在企业研究院的工作，理论联系实际不足，实际需求不清，应有在安全产品或电子商务上的具体应用右原形，否则太空洞，本文在理论上的工作不足以弥补在实现上的缺陷。论文在理论分析上加强的同时，若能在真正实现上有所研究，会使论文更丰富和完整。</text:span></text:p>
                  <text:p text:style-name="P17"><text:span text:style-name="T11">5</text:span><text:span text:style-name="T13">、每项研究的动机应进一步明确，有些比较含混，如为什么</text:span><text:span text:style-name="T11">IDS</text:span><text:span text:style-name="T13">产品迫切需要安全协议支持。自己的工作，与别人的工作在写作上要进一步明确。</text:span><text:span text:style-name="T11">P41-47</text:span><text:span text:style-name="T13">，</text:span><text:span text:style-name="T11">P53-58</text:span><text:span text:style-name="T13">，</text:span><text:span text:style-name="T11">P68-72</text:span><text:span text:style-name="T13">，</text:span><text:span text:style-name="T11">P73-81</text:span><text:span text:style-name="T13">应是作者的工作。</text:span></text:p>
                  <text:p text:style-name="P17"><text:span text:style-name="T11"><text:line-break/></text:span><text:span text:style-name="T13">四、其它不足</text:span></text:p>
                  <text:p text:style-name="P17"><text:span text:style-name="T11">1</text:span><text:span text:style-name="T13">、分布式文件系统提法不准确，作者只是用</text:span><text:span text:style-name="T11">NFS</text:span><text:span text:style-name="T13">分布存放么有共享数据，只是一种实现手段，不是研究目标；</text:span></text:p>
                  <text:p text:style-name="P17"><text:span text:style-name="T11">2</text:span><text:span text:style-name="T13">、椭圆算法具有理论上的好处，如签名速度快，密钥长度短，如何证明比用</text:span><text:span text:style-name="T11">RSA</text:span><text:span text:style-name="T13">对传输协议更好，应有实现问题的讨论，如</text:span><text:soft-page-break/><text:span text:style-name="T13">在椭圆上选点问题。另外，安全性证明只是套用</text:span><text:span text:style-name="T11">RSA</text:span><text:span text:style-name="T13">实现的证明，在数学上显得不足；</text:span></text:p>
                  <text:p text:style-name="P17"><text:span text:style-name="T11">3</text:span><text:span text:style-name="T13">、引言中背景介绍太简单了，安全研究层次（数学、密码学、基本协议、安全应用协议、商业应用的划分，有哪些关键技术，存在哪些问题，哪些应用需要哪些安全技术。论文中直接引用知识性的部分太多了，应以综述的形式表达；</text:span></text:p>
                  <text:p text:style-name="P17"><text:span text:style-name="T11">4</text:span><text:span text:style-name="T13">、合同签订问题应有全过程描述，不经意身份鉴别的身份认证，中间过程的完整性保护，位承诺的过程控制，不同的问题用不同的方法解决，给读者以完整的概念。</text:span></text:p>
                  <text:p text:style-name="P17"><text:span text:style-name="T13">结论：修改后再议答辩</text:span><text:span text:style-name="T11"><text:line-break/> </text:span></text:p>
                  <text:p text:style-name="P17"><text:span text:style-name="T11"><text:line-break/></text:span><text:span text:style-name="T13">样本</text:span><text:span text:style-name="T11">3<text:line-break/></text:span><text:span text:style-name="T13">本文的工作在无线局域网的模型领域，包括：</text:span></text:p>
                  <text:p text:style-name="P17"><text:span text:style-name="T11">1</text:span><text:span text:style-name="T13">．</text:span><text:span text:style-name="T11">802</text:span><text:span text:style-name="T13">．</text:span><text:span text:style-name="T11">11 WLAN</text:span><text:span text:style-name="T13">点到点性能测试</text:span></text:p>
                  <text:p text:style-name="P17"><text:span text:style-name="T11">2</text:span><text:span text:style-name="T13">．蓝牙协议</text:span><text:span text:style-name="T11">RBTFT</text:span><text:span text:style-name="T13">应用实现</text:span></text:p>
                  <text:p text:style-name="P17"><text:span text:style-name="T11">3</text:span><text:span text:style-name="T13">．利用</text:span><text:span text:style-name="T11">STANDFORD</text:span><text:span text:style-name="T13">大学</text:span><text:span text:style-name="T11">802.11WLAN</text:span><text:span text:style-name="T13">的统计数据，利用分形理论证明</text:span><text:span text:style-name="T11">WLAN</text:span><text:span text:style-name="T13">链路具有自相似性，利用多重分形方法证明</text:span><text:span text:style-name="T11">WLAN</text:span><text:span text:style-name="T13">流量具有多重分形；</text:span></text:p>
                  <text:p text:style-name="P17"><text:span text:style-name="T11">4</text:span><text:span text:style-name="T13">．利用自相似理论提出丢包率</text:span><text:span text:style-name="T11">PLR</text:span><text:span text:style-name="T13">的一个计算公式</text:span><text:span text:style-name="T11">,</text:span><text:span text:style-name="T13">解决了长程相关性。</text:span></text:p>
                  <text:p text:style-name="P17"><text:span text:style-name="T11"><text:line-break/></text:span><text:span text:style-name="T13">本文的创新性体现在：</text:span></text:p>
                  <text:p text:style-name="P17"><text:span text:style-name="T11">1</text:span><text:span text:style-name="T13">．假设并验证无线链路具有自相似性；</text:span></text:p>
                  <text:p text:style-name="P17"><text:span text:style-name="T11">2</text:span><text:span text:style-name="T13">．提出的丢包率</text:span><text:span text:style-name="T11">PLR</text:span><text:span text:style-name="T13">计算公式解决了长程相关性</text:span><text:span text:style-name="T11"><text:line-break/></text:span><text:span text:style-name="T13">不足和改进</text:span></text:p>
                  <text:p text:style-name="P17"><text:span text:style-name="T11">1</text:span><text:span text:style-name="T13">．最大的不足是论文写作中大部分篇幅是对他人工作的引用和相关问题的综述，象读书报告，体现不出作者的工作，更体现不出作者的创新点和对</text:span><text:span text:style-name="T11">WAN</text:span><text:span text:style-name="T13">模型方面的贡献；</text:span></text:p>
                  <text:p text:style-name="P17"><text:span text:style-name="T11">2</text:span><text:span text:style-name="T13">．论文题目可否改为：“无线局域网的模型研究与验证”</text:span></text:p>
                  <text:p text:style-name="P17"><text:span text:style-name="T11">3</text:span><text:span text:style-name="T13">．第二章题目可否改为“无线局域网关键技术”，将蓝牙、</text:span><text:span text:style-name="T11">ATM</text:span><text:span text:style-name="T13">的内容简化放到第一章，本章除讨论“性能”、“</text:span><text:span text:style-name="T11">QOS”</text:span><text:span text:style-name="T13">、“移动管理”三大技术外，对重要的</text:span><text:span text:style-name="T11">802.11</text:span><text:span text:style-name="T13">领域关键技术逐一讨论（综述部分）</text:span></text:p>
                  <text:p text:style-name="P17"><text:span text:style-name="T11">4</text:span><text:span text:style-name="T13">．第三章可改为“无线局域网模型关键问题”，将</text:span><text:span text:style-name="T11">WLAN MODELING</text:span><text:span text:style-name="T13">领域的相关工作，需要</text:span><text:span text:style-name="T11">MODELING</text:span><text:span text:style-name="T13">的若干关键问题集中在此叙述（综述部分）（第一、七章部分内容，</text:span><text:span text:style-name="T11">3-6</text:span><text:span text:style-name="T13">中综述部分可移到这里）</text:span></text:p>
                  <text:p text:style-name="P17"><text:span text:style-name="T11">5</text:span><text:span text:style-name="T13">．第四章可改为“无线局域网流量模型和验证”，重点要突出作者的提出问题、假设、建立模型、验证、理论分析、再验证的工作思路，突出自己的工作。</text:span></text:p>
                  <text:p text:style-name="P17"><text:span text:style-name="T13">结论：同意答辩。</text:span><text:span text:style-name="T11"><text:line-break/> </text:span></text:p>
                  <text:p text:style-name="P17"><text:soft-page-break/><text:span text:style-name="T11"><text:line-break/></text:span><text:span text:style-name="T13">样本</text:span><text:span text:style-name="T11">4<text:line-break/>      </text:span><text:span text:style-name="T13">论文选择了在人工智能较为困难的领域——文本的聚类和分类问题进行理论研究。该文在了解聚类和分类的基础上，对现在聚类和分类算法之关键技术的概貌进行了较为全面的阐述，并概括性的总结了在相关领域的聚类分类算法。</text:span></text:p>
                  <text:p text:style-name="P17">      <text:span text:style-name="T13">首先，本文以信息粒度原理为背景，将分类过程与一个非均匀粒度的等价关系对应起来，以“粗”等价关系对“细”等价关系的继承性来刻划分类的步步求精，将信息粒度人对知识和信息的不同层次的度量。提出了从信息粒度角度理解聚类结果和先验知识之间的不协调性的方法，使用粗集中的论域的子集</text:span><text:span text:style-name="T11">X</text:span><text:span text:style-name="T13">的</text:span><text:span text:style-name="T11">R</text:span><text:span text:style-name="T13">边界</text:span><text:span text:style-name="T11">Boundary(X</text:span><text:span text:style-name="T13">，</text:span><text:span text:style-name="T11">R)</text:span><text:span text:style-name="T13">来描述这样的协调性，使用“团”为单元来表示先验知识，使用“</text:span><text:span text:style-name="T11">V”</text:span><text:span text:style-name="T13">逻辑操作弥补先验知识和特征空间的距离，提出了使用非均匀粒度的分类和先验知识相互协调来进行问题求解的算法，并在试验中使用权算法的分类准确率得到验证。</text:span></text:p>
                  <text:p text:style-name="P17">      <text:span text:style-name="T13">第二、本文从拟物的角度，形象化地将以间隔尺度表示的变量样本的聚类谱系图与一个引力势线圈联系起来，并统一了它们的逐级包含的拓扑结构，以避免涉及聚类的类间距离和初始的凝聚点的选择，而直接使用样本点的自身的坐标来进行聚类，同时，针对计算量过大的问题，提出了相应的近似算法。通过试验验证了使用该种拓扑结构进行聚类可以获得较好的效果。</text:span></text:p>
                  <text:p text:style-name="P17">      <text:span text:style-name="T13">第三、针对以名义尺度描述的变量在聚类时的困难性，以描述复杂性理论为背景，以粗集中的“规则</text:span><text:span text:style-name="T11">+</text:span><text:span text:style-name="T13">例外”作为启发点，基于最短描述长度原理，使用优化技术，提出了一种针对名义尺度的变量聚类的新算法，将聚类问题转化为一个求最小描述长度的优化问题。采用局部搜索算法来求解，以获得全局的最优值。从而在一定程度扩宽了聚类算法的思路。并通过在</text:span><text:span text:style-name="T11">UCI</text:span><text:span text:style-name="T13">的机器学习样例库的部分样例的测试，证明了算法在处理名义尺度描述的变量的聚类上是简单和有效的。</text:span></text:p>
                  <text:p text:style-name="P17">      <text:span text:style-name="T13">第四、介绍了在文本处理中的聚类算法所存在的特征项的选取和特征项的权重选择的困难性，并针对参与聚类的文本的各个特征项上权重的如何选择的问题，根据构成文本的词的聚类和文本聚类之间的关系，提出了在文本和特征项之间存在的一一对偶关系的循环定义。</text:span></text:p>
                  <text:p text:style-name="P17">      <text:span text:style-name="T13">总之，该文针对文本聚类和分类中遇到的问题，在充分总结和认识了相关理论和研究的基础上，结合自身的特点进行了相关算法的设计和试验数据的验证，所提出的方法有一定的创新，能够从一个更加形象化和更加易于实现的方面来考虑和求解问题，具备一定的理论意义和在实际中进行应用的意义。该文有一定和独创性，并且具备一定的难度，具有较高的理论意义和实际应用的价值，行文思路清晰，文笔流畅，结构清楚，层次得当，主次分明，具备较好的说服力。在此基础上，进一步的工作可以很好的得以展开。该文作者熟悉所研究领域及其相关领域的发展方向和发展动态，已经具备了相当的理论功底和实践经验，有较好的科研能力和解决实际问题的能力。</text:span></text:p>
                  <text:p text:style-name="P17"><text:span text:style-name="T13">对论文的一些修改意见（供参考）：</text:span><text:span text:style-name="T11"><text:line-break/>1</text:span><text:span text:style-name="T13">．在本文的各个章节中在写作时不够十分连贯，各个工作显得较为独立的，没有开成一个较为完备的体系；</text:span></text:p>
                  <text:p text:style-name="P17"><text:span text:style-name="T11">2</text:span><text:span text:style-name="T13">．算法的描述过程中有部分算法的正确性的说明，但是似乎缺乏对正确性有理有力的形式化论证，在算法的评价时仅仅局限于进行说明的角度而非进行说服的角度，缺乏足够的理论证明和依据。试验所用的数据量也不够大。在算法实现的时间复杂性的空间复杂性上没有进行说明；</text:span></text:p>
                  <text:p text:style-name="P17"><text:span text:style-name="T11">3</text:span><text:span text:style-name="T13">．在所采用的算法和相关的算法和其他人的工作没有充分的比较，难以说明该 工作在实际应用中优于其他工作。在自身涉及到的若干算法之间也需要一定的全面比较，以明确指出各个算法的特点和使用的场合。</text:span></text:p>
                  <text:p text:style-name="P17"><text:span text:style-name="T11">4</text:span><text:span text:style-name="T13">．</text:span><text:span text:style-name="T11">P30</text:span><text:span text:style-name="T13">倒数第</text:span><text:span text:style-name="T11">2</text:span><text:span text:style-name="T13">段：对聚类的刻画不全面。</text:span></text:p>
                  <text:p text:style-name="P16">结论：同意答辩。</text:p>
                  <text:p text:style-name="P17"> </text:p>
                  <text:p text:style-name="P16">硕士生评阅意见样本</text:p>
                  <text:p text:style-name="P17"><text:soft-page-break/><text:span text:style-name="T13">一、基本要求</text:span><text:span text:style-name="T11"><text:line-break/>      </text:span><text:span text:style-name="T13">学位论文必须是一篇（或由一组论文组成的一篇）系统的、完整的学术论文。学位论文应是学位申请者本人在导师的指导下独立完成的研究成果，不得抄袭和剽窃他人成果。学位论文的学术观点必须明确，且逻辑严谨，文字通畅。</text:span></text:p>
                  <text:p text:style-name="P17"><text:span text:style-name="T13">（一）硕士学位论文</text:span><text:span text:style-name="T11"><text:line-break/></text:span><text:span text:style-name="T13">硕士学位论文要注意在基础学科或应用学科中选择有价值的课题，对所研究的课题有新的见解，并能表明作者在本门学科上掌握了坚实的基础理论和系统的专门知识，具有从事科学研究工作或独立担负专门技术工作的能力。</text:span></text:p>
                  <text:p text:style-name="P17"> </text:p>
                  <text:p text:style-name="P17"><text:span text:style-name="T13">样本</text:span><text:span text:style-name="T11">1</text:span><text:span text:style-name="T13">：</text:span><text:span text:style-name="T11"><text:line-break/>      </text:span><text:span text:style-name="T13">开放领域的英语问答系统具有极大的应用价值，同时又极具难度。论文选题从理论上和应用上来看都很有意义。</text:span><text:span text:style-name="T11"><text:line-break/></text:span><text:span text:style-name="T13">论文对</text:span><text:span text:style-name="T11">TREC</text:span><text:span text:style-name="T13">问答评测的方法作了介绍，仔细分析了作者单位的测评结果。介绍了作者的工作，包括：</text:span><text:span text:style-name="T11"><text:line-break/>     <text:line-break/>      </text:span><text:span text:style-name="T13">对问题进行语法语义分析，总结出一批启发式规则，使得答案类型得以明确。</text:span><text:span text:style-name="T11"><text:line-break/>      <text:line-break/>      </text:span><text:span text:style-name="T13">通过一系列实验，发现以单名为检索粒度的效果好于句子，并且对于句子与问题的相关性提出了一种分层判定的方法，使检索准确率得以提高。</text:span></text:p>
                  <text:p text:style-name="P17">      <text:span text:style-name="T13">对于列举型问题提出投票策略进行去重和排序，使这部分的评测成绩较好。</text:span></text:p>
                  <text:p text:style-name="P17">      <text:span text:style-name="T13">从论文中看，作者对相关资料掌握比较全面，所列数据可靠，方法有新意，写作方面结构比较清楚。</text:span></text:p>
                  <text:p text:style-name="P17">      <text:span text:style-name="T13">论文主要不足之处是，把别人已有的工作、自己的工作和将来改进的设想放在一起说，规范性不够。</text:span></text:p>
                  <text:p text:style-name="P17">      <text:span text:style-name="T13">从论文中看，作者基础知识扎实，熟悉信息检索领域的方法，有一定的分析问题和解决问题的能力。该论文达到了硕士学位论文的水平，可以提交答辩。</text:span><text:span text:style-name="T11"><text:line-break/> </text:span></text:p>
                  <text:p text:style-name="P17"><text:span text:style-name="T11"><text:line-break/></text:span><text:span text:style-name="T13">样本</text:span><text:span text:style-name="T11">2</text:span><text:span text:style-name="T13">：</text:span><text:span text:style-name="T11"><text:line-break/>      </text:span><text:span text:style-name="T13">基因组序列拼接是生物信息学领域的基本问题，非编码基因研究更是本领域前沿问题。本论文选题具有重要意义。</text:span></text:p>
                  <text:p text:style-name="P16">论文主要研究成果有：</text:p>
                  <text:p text:style-name="P17"><text:span text:style-name="T11">1</text:span><text:span text:style-name="T13">、在合作者提出并实现的采用局部搜索方法求解序列拼接问题的原型系统中，采用优化策略，明显提高了算法运行速度以及拼接质量。</text:span></text:p>
                  <text:p text:style-name="P17"><text:span text:style-name="T11">2</text:span><text:span text:style-name="T13">、与合作者一起证明了有关最近事件段问题的多项式近似算法有关理论结果，例如提出</text:span><text:span text:style-name="T11">PTSS</text:span><text:span text:style-name="T13">算法和证明某种不可近似性，被该领域的国际会议接收，是一项创新的理论工作。</text:span></text:p>
                  <text:p text:style-name="P17"><text:span text:style-name="T11">3</text:span><text:span text:style-name="T13">、与合作者一起研究了以</text:span><text:span text:style-name="T11">EST</text:span><text:span text:style-name="T13">数据库为基础通过计算发现人和线虫的</text:span><text:span text:style-name="T11">RNA</text:span><text:span text:style-name="T13">候选基因，以及针对</text:span><text:span text:style-name="T11">SARS</text:span><text:span text:style-name="T13">冠状病毒重要蛋白设计</text:span><text:span text:style-name="T11">SIRNA</text:span><text:span text:style-name="T13">。</text:span></text:p>
                  <text:p text:style-name="P16">本论文在写作中存在一些问题。</text:p>
                  <text:p text:style-name="P17"><text:span text:style-name="T11">1</text:span><text:span text:style-name="T13">、副词修饰动词时应用“地”而非“的”；多处此类错误；</text:span></text:p>
                  <text:p text:style-name="P17"><text:span text:style-name="T11">2</text:span><text:span text:style-name="T13">、论文中英文混杂现象出现较多，其中第三章几个理论问的陈述完全用英语，不太合适；首次出现的英文缩写应加以说明；</text:span><text:soft-page-break/><text:span text:style-name="T13">大量使用“</text:span><text:span text:style-name="T11">fragment”,“repeat”,“localsearch”</text:span><text:span text:style-name="T13">等，为何不直接用中文表达这些非专用术语？有引起英语单词拼写错误，如</text:span><text:span text:style-name="T11">sigleton(P58)</text:span><text:span text:style-name="T13">应为</text:span><text:span text:style-name="T11">singleton,fragement(P31)</text:span><text:span text:style-name="T13">应为</text:span><text:span text:style-name="T11">fragment;</text:span><text:span text:style-name="T13">第</text:span><text:span text:style-name="T11">13</text:span><text:span text:style-name="T13">页</text:span><text:span text:style-name="T11">coverage</text:span><text:span text:style-name="T13">公式似不正确。</text:span></text:p>
                  <text:p text:style-name="P17"><text:span text:style-name="T11">3</text:span><text:span text:style-name="T13">、第三章处理“</text:span><text:span text:style-name="T11">repeat separation”</text:span><text:span text:style-name="T13">问题如何与几个理论总是产生关联，说明得太少，而这个关联又不是那么显然。</text:span></text:p>
                  <text:p text:style-name="P17"><text:span text:style-name="T11">4</text:span><text:span text:style-name="T13">、合作研究古生物信息学领域是必要的，也是应当鼓励的，本论文作者积极参与多项工作，表现出广泛的举与能力，但是对自己下功夫较大的工作部分可以以更多的篇幅来论述，效果会更好一些。</text:span><text:span text:style-name="T11"><text:line-break/></text:span><text:span text:style-name="T13">总的说来，本论文研究涉及生物信息学领域多个重要热点问题，且取得了有希望的研究成果，并有相应的理论、实验证据，表明作者在硕士学习阶段科研能力得到了切实的提高，达到有关要求，同意答辩。 </text:span><text:span text:style-name="T11"><text:line-break/> </text:span></text:p>
                  <text:p text:style-name="P17"><text:span text:style-name="T11"><text:line-break/></text:span><text:span text:style-name="T13">样本</text:span><text:span text:style-name="T11">3</text:span><text:span text:style-name="T13">：</text:span><text:span text:style-name="T11"><text:line-break/>      </text:span><text:span text:style-name="T13">序列拼接是基因组和生物信息学领域的最基本的问题，而非编码基因的研究则是该领域最前沿的问题。本论文的选题正好概括了这两方面的内容，因此是重要的，非常有意义的。</text:span><text:span text:style-name="T11"><text:line-break/></text:span><text:span text:style-name="T13">徐静怡同学的硕士论文在上述两个方面做了大量的研究工作，并取得了很多有意义的结果，概括起来有：</text:span><text:span text:style-name="T11"><text:line-break/></text:span><text:span text:style-name="T13">改进了针对基因组序列拼接问题的算法。这一新的策略为克服传统的拼接算法所导致的拼接错误开辟了途径。值得指出的是，作者独立提出了</text:span><text:span text:style-name="T11">Neighborhood Pruning </text:span><text:span text:style-name="T13">和</text:span><text:span text:style-name="T11">Complementary Validation</text:span><text:span text:style-name="T13">两种优化策略，显著地提高了运行速度和拼接质量，这是明显创新的；</text:span></text:p>
                  <text:p text:style-name="P17">      <text:span text:style-name="T13">将基因组序列拼接中重复序列的处理问题形式化为</text:span><text:span text:style-name="T11">k_closest substring problem,</text:span><text:span text:style-name="T13">并研究了该问题的解决方案。其结果可能为解决基因组组装中极难克服的重复序列问题提供帮助。</text:span></text:p>
                  <text:p text:style-name="P17">      <text:span text:style-name="T13">建立了基于</text:span><text:span text:style-name="T11">EST</text:span><text:span text:style-name="T13">数据库发现新的</text:span><text:span text:style-name="T11">NCRNA</text:span><text:span text:style-name="T13">基因的整套方法，并使用这些方法在</text:span><text:span text:style-name="T11">EST</text:span><text:span text:style-name="T13">数据库的分析中发现了</text:span><text:span text:style-name="T11">NCRNA</text:span><text:span text:style-name="T13">基因。</text:span><text:span text:style-name="T11"><text:line-break/></text:span><text:span text:style-name="T13">设计了几百条针对</text:span><text:span text:style-name="T11">SARS</text:span><text:span text:style-name="T13">冠状病毒中</text:span><text:span text:style-name="T11">5</text:span><text:span text:style-name="T13">个主要蛋白质基因的</text:span><text:span text:style-name="T11">SIRNA</text:span><text:span text:style-name="T13">序列，为使用干涉</text:span><text:span text:style-name="T11">RNA</text:span><text:span text:style-name="T13">治疗</text:span><text:span text:style-name="T11">SARS</text:span><text:span text:style-name="T13">提供了依据。</text:span></text:p>
                  <text:p text:style-name="P17">      <text:span text:style-name="T13">本论文涉及生物信息学领域的多个方面，研究工作有一定的创新性，表明作者很好地掌握了相关领域的广泛知识，有较强的独立从事科研工作的能力。研究思路清楚，实验设计合理，结果可靠，分析准确。论文写作规范，结构合理，语言通顺，是一篇优秀的硕士论文。建议组织答辩。</text:span></text:p>
                </table:table-cell>
              </table:table-row>
            </table:table>
            <text:p text:style-name="Table_20_Contents"/>
          </table:table-cell>
        </table:table-row>
        <table:table-row>
          <table:table-cell office:value-type="string">
            <text:p text:style-name="P13"/>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ng </meta:initial-creator>
    <meta:creation-date>2010-11-18T15:57:51</meta:creation-date>
    <dc:date>2010-11-18T16:01:54</dc:date>
    <dc:creator>ning </dc:creator>
    <meta:editing-duration>PT00H01M06S</meta:editing-duration>
    <meta:editing-cycles>4</meta:editing-cycles>
    <meta:generator>OpenOffice.org/3.2$Linux OpenOffice.org_project/320m12$Build-9483</meta:generator>
    <meta:document-statistic meta:table-count="3" meta:image-count="0" meta:object-count="0" meta:page-count="6" meta:paragraph-count="86" meta:word-count="2232" meta:character-count="6448"/>
  </office:meta>
</office:document-meta>
</file>